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134043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14869f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0c6aac" officeooo:paragraph-rsid="000c6aac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122fd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14869f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4869f" officeooo:paragraph-rsid="0014869f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14869f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13404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8pt" fo:font-style="normal" style:text-underline-style="none" fo:font-weight="normal" officeooo:rsid="000c6aac" officeooo:paragraph-rsid="00122fdd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8pt" fo:font-style="normal" style:text-underline-style="none" fo:font-weight="normal" officeooo:rsid="00103e35" officeooo:paragraph-rsid="0014869f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-asian="Arial1" style:font-name-complex="Arial1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134043" style:font-name-asian="Times New Roman" style:font-size-asian="12pt" style:font-size-complex="12pt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14869f" style:font-name-asian="Times New Roman" style:font-size-asian="12pt" style:font-size-complex="12pt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1aba2a" style:font-name-asian="Times New Roman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style:font-name-asian="Times New Roman" style:font-size-asian="12pt" style:font-size-complex="12pt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1149fb" style:font-name-asian="Times New Roman" style:font-size-asian="12pt" style:font-size-complex="12pt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134043" style:font-name-asian="Times New Roman" style:font-size-asian="12pt" style:font-size-complex="12pt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14869f" style:font-name-asian="Times New Roman" style:font-size-asian="12pt" style:font-size-complex="12pt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Times New Roman" fo:font-size="8pt" style:text-underline-style="none" officeooo:paragraph-rsid="0014869f" style:font-name-asian="Times New Roman" style:font-size-asian="8pt" style:font-size-complex="8pt"/>
    </style:style>
    <style:style style:name="P26" style:family="paragraph" style:parent-style-name="Standard">
      <style:paragraph-properties fo:text-align="justify" style:justify-single-word="false" style:text-autospace="none"/>
      <style:text-properties officeooo:paragraph-rsid="00103e35"/>
    </style:style>
    <style:style style:name="P27" style:family="paragraph" style:parent-style-name="Standard">
      <style:paragraph-properties fo:text-align="justify" style:justify-single-word="false" style:text-autospace="none"/>
      <style:text-properties officeooo:paragraph-rsid="00122fdd"/>
    </style:style>
    <style:style style:name="P28" style:family="paragraph" style:parent-style-name="Standard">
      <style:paragraph-properties fo:text-align="justify" style:justify-single-word="false" style:text-autospace="none"/>
      <style:text-properties officeooo:paragraph-rsid="0014869f"/>
    </style:style>
    <style:style style:name="P29" style:family="paragraph" style:parent-style-name="Standard">
      <style:paragraph-properties fo:text-align="justify" style:justify-single-word="false" style:text-autospace="none"/>
      <style:text-properties officeooo:paragraph-rsid="001aba2a"/>
    </style:style>
    <style:style style:name="P30" style:family="paragraph" style:parent-style-name="Standard">
      <style:paragraph-properties fo:text-align="justify" style:justify-single-word="false" style:text-autospace="none"/>
      <style:text-properties fo:font-size="8pt" style:font-size-asian="8pt" style:font-size-complex="8pt"/>
    </style:style>
    <style:style style:name="P31" style:family="paragraph" style:parent-style-name="Standard">
      <style:paragraph-properties fo:text-align="justify" style:justify-single-word="false" style:text-autospace="none"/>
      <style:text-properties fo:font-size="8pt" officeooo:paragraph-rsid="0014869f" style:font-size-asian="8pt" style:font-size-complex="8pt"/>
    </style:style>
    <style:style style:name="P32" style:family="paragraph" style:parent-style-name="Standard">
      <style:paragraph-properties fo:text-align="justify" style:justify-single-word="false" style:text-autospace="none"/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style:justify-single-word="false" style:text-autospace="none"/>
      <style:text-properties fo:font-size="12pt" officeooo:paragraph-rsid="00134043" style:font-size-asian="12pt" style:font-size-complex="12pt"/>
    </style:style>
    <style:style style:name="P34" style:family="paragraph" style:parent-style-name="Standard">
      <style:paragraph-properties fo:text-align="justify" style:justify-single-word="false" style:text-autospace="none"/>
      <style:text-properties fo:font-size="12pt" officeooo:paragraph-rsid="0014869f" style:font-size-asian="12pt" style:font-size-complex="12pt"/>
    </style:style>
    <style:style style:name="P35" style:family="paragraph" style:parent-style-name="Standard">
      <style:paragraph-properties fo:text-align="justify" style:justify-single-word="false" style:text-autospace="none"/>
      <style:text-properties fo:font-size="12pt" officeooo:paragraph-rsid="001c8ddf" style:font-size-asian="12pt" style:font-size-complex="12pt"/>
    </style:style>
    <style:style style:name="P36" style:family="paragraph" style:parent-style-name="Standard">
      <style:paragraph-properties fo:text-align="justify" style:justify-single-word="false" style:text-autospace="none"/>
      <style:text-properties fo:color="#6666ff" officeooo:paragraph-rsid="00103e35"/>
    </style:style>
    <style:style style:name="P37" style:family="paragraph" style:parent-style-name="Standard">
      <style:paragraph-properties fo:text-align="justify" style:justify-single-word="false" style:text-autospace="none"/>
      <style:text-properties fo:color="#6666ff" officeooo:paragraph-rsid="0014869f"/>
    </style:style>
    <style:style style:name="P38" style:family="paragraph" style:parent-style-name="Standard">
      <style:paragraph-properties fo:text-align="justify" style:justify-single-word="false" style:text-autospace="none"/>
      <style:text-properties fo:color="#6666ff" officeooo:paragraph-rsid="00193240"/>
    </style:style>
    <style:style style:name="P39" style:family="paragraph" style:parent-style-name="Standard">
      <style:paragraph-properties fo:text-align="justify" style:justify-single-word="false" style:text-autospace="none"/>
      <style:text-properties fo:font-size="6pt" officeooo:paragraph-rsid="00193240" style:font-size-asian="6pt" style:font-size-complex="6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8pt" style:font-size-asian="8pt" style:font-size-complex="8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6pt" style:font-size-asian="6pt" style:font-size-complex="6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45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4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6faa9" officeooo:paragraph-rsid="0014869f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6faa9" officeooo:paragraph-rsid="0019324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193240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1aba2a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1c8ddf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6pt" style:font-size-asian="6pt" style:font-size-complex="6pt"/>
    </style:style>
    <style:style style:name="T1" style:family="text">
      <style:text-properties fo:color="#000000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fo:font-weight="normal" officeooo:rsid="00122fdd" style:font-style-asian="normal" style:font-weight-asian="normal" style:font-name-complex="ACaslonPro-Regular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fo:font-weight="normal" officeooo:rsid="00103e35" style:font-style-asian="normal" style:font-weight-asian="normal" style:font-name-complex="ACaslonPro-Regular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fo:font-weight="normal" officeooo:rsid="001149fb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fo:font-weight="normal" officeooo:rsid="00122fdd" style:font-style-asian="normal" style:font-weight-asian="normal" style:font-name-complex="Times New Roman1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fo:font-weight="normal" officeooo:rsid="00103e35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fo:font-weight="normal" officeooo:rsid="0014869f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name-complex="ACaslonPro-Regular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style:text-underline-style="none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normal" style:text-underline-style="none" fo:font-weight="normal" officeooo:rsid="00134043" style:font-style-asian="normal" style:font-weight-asian="normal" style:font-name-complex="ACaslonPro-Regular" style:font-style-complex="normal" style:font-weight-complex="normal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officeooo:rsid="0013bf24" style:font-style-asian="normal" style:font-weight-asian="normal" style:font-name-complex="ACaslonPro-Regular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16faa9" style:font-style-asian="normal" style:font-weight-asian="normal" style:font-name-complex="ACaslonPro-Regular" style:font-style-complex="normal" style:font-weight-complex="normal"/>
    </style:style>
    <style:style style:name="T14" style:family="text">
      <style:text-properties fo:color="#000000" style:text-line-through-style="none" style:text-line-through-type="none" fo:font-style="normal" style:text-underline-style="none" fo:font-weight="normal" officeooo:rsid="001aba2a" style:font-style-asian="normal" style:font-weight-asian="normal" style:font-name-complex="ACaslonPro-Regular" style:font-style-complex="normal" style:font-weight-complex="normal"/>
    </style:style>
    <style:style style:name="T15" style:family="text">
      <style:text-properties fo:color="#000000" style:text-line-through-style="none" style:text-line-through-type="none" fo:font-style="normal" style:text-underline-style="none" fo:font-weight="normal" officeooo:rsid="001c8ddf" style:font-style-asian="normal" style:font-weight-asian="normal" style:font-name-complex="ACaslonPro-Regular" style:font-style-complex="normal" style:font-weight-complex="normal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1d77f1" style:font-style-asian="normal" style:font-weight-asian="normal" style:font-name-complex="ACaslonPro-Regular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italic" fo:font-weight="normal" officeooo:rsid="001149fb" style:font-style-asian="italic" style:font-weight-asian="normal" style:font-name-complex="ACaslonPro-Regular" style:font-style-complex="italic" style:font-weight-complex="normal"/>
    </style:style>
    <style:style style:name="T18" style:family="text">
      <style:text-properties fo:color="#000000" style:text-line-through-style="none" style:text-line-through-type="none" fo:font-style="italic" fo:font-weight="normal" officeooo:rsid="001149fb" style:font-style-asian="italic" style:font-weight-asian="normal" style:font-name-complex="Times New Roman1" style:font-style-complex="italic" style:font-weight-complex="normal"/>
    </style:style>
    <style:style style:name="T19" style:family="text">
      <style:text-properties fo:color="#000000" style:text-line-through-style="none" style:text-line-through-type="none" fo:font-style="italic" style:text-underline-style="none" fo:font-weight="normal" officeooo:rsid="001149fb" style:font-style-asian="italic" style:font-weight-asian="normal" style:font-name-complex="ACaslonPro-Regular" style:font-style-complex="italic" style:font-weight-complex="normal"/>
    </style:style>
    <style:style style:name="T20" style:family="text">
      <style:text-properties fo:color="#000000" style:text-line-through-style="none" style:text-line-through-type="none" fo:font-style="italic" style:text-underline-style="none" fo:font-weight="normal" officeooo:rsid="0016faa9" style:font-style-asian="italic" style:font-weight-asian="normal" style:font-name-complex="ACaslonPro-Regular" style:font-style-complex="italic" style:font-weight-complex="normal"/>
    </style:style>
    <style:style style:name="T2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4869f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Times New Roman" fo:font-style="normal" style:text-underline-style="none" fo:font-weight="normal" officeooo:rsid="00103e35" style:font-name-asian="Times New Roman" style:font-style-asian="normal" style:font-weight-asian="normal" style:font-name-complex="Times New Roman1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Times New Roman" fo:font-style="normal" style:text-underline-style="none" fo:font-weight="normal" officeooo:rsid="001149fb" style:font-name-asian="Times New Roman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Times New Roman" fo:font-style="normal" style:text-underline-style="none" fo:font-weight="normal" officeooo:rsid="00134043" style:font-name-asian="Times New Roman" style:font-style-asian="normal" style:font-weight-asian="normal" style:font-name-complex="Times New Roman1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Times New Roman" fo:font-style="normal" style:text-underline-style="none" fo:font-weight="normal" officeooo:rsid="0013bf24" style:font-name-asian="Times New Roman" style:font-style-asian="normal" style:font-weight-asian="normal" style:font-name-complex="Times New Roman1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Times New Roman" fo:font-style="normal" style:text-underline-style="none" fo:font-weight="normal" officeooo:rsid="0014869f" style:font-name-asian="Times New Roman" style:font-style-asian="normal" style:font-weight-asian="normal" style:font-name-complex="Times New Roman1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Times New Roman" fo:font-style="normal" style:text-underline-style="none" fo:font-weight="normal" officeooo:rsid="001c8ddf" style:font-name-asian="Times New Roman" style:font-style-asian="normal" style:font-weight-asian="normal" style:font-name-complex="Times New Roman1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Times New Roman" fo:font-style="normal" style:text-underline-style="none" fo:font-weight="normal" officeooo:rsid="00103e35" style:font-name-asian="Times New Roman" style:font-style-asian="normal" style:font-weight-asian="normal" style:font-name-complex="ACaslonPro-Regular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Times New Roman" fo:font-style="italic" style:text-underline-style="none" fo:font-weight="normal" officeooo:rsid="001149fb" style:font-name-asian="Times New Roman" style:font-style-asian="italic" style:font-weight-asian="normal" style:font-name-complex="Times New Roman1" style:font-style-complex="italic" style:font-weight-complex="normal"/>
    </style:style>
    <style:style style:name="T33" style:family="text">
      <style:text-properties fo:color="#000000" style:font-name="Courier New1"/>
    </style:style>
    <style:style style:name="T34" style:family="text">
      <style:text-properties fo:color="#000000" style:font-name="Courier New1" fo:font-style="italic" style:font-style-asian="italic"/>
    </style:style>
    <style:style style:name="T35" style:family="text">
      <style:text-properties fo:color="#000000" style:font-name="Courier New1" officeooo:rsid="0016faa9"/>
    </style:style>
    <style:style style:name="T36" style:family="text">
      <style:text-properties fo:color="#000000" style:font-name="Courier New1" officeooo:rsid="0017a8ab"/>
    </style:style>
    <style:style style:name="T37" style:family="text">
      <style:text-properties fo:color="#000000" style:font-name="Courier New1" officeooo:rsid="0018380b"/>
    </style:style>
    <style:style style:name="T38" style:family="text">
      <style:text-properties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font-name="Times New Roman" fo:font-size="12pt" fo:font-style="normal" style:text-underline-style="none" fo:font-weight="normal" officeooo:rsid="0014869f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font-name="Times New Roman" fo:font-size="12pt" fo:font-style="normal" style:text-underline-style="none" fo:font-weight="normal" officeooo:rsid="0019324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2" style:family="text">
      <style:text-properties officeooo:rsid="00103e35"/>
    </style:style>
    <style:style style:name="T43" style:family="text">
      <style:text-properties fo:color="#7f0055" style:font-name="Courier New1" fo:font-weight="bold" style:font-weight-asian="bold"/>
    </style:style>
    <style:style style:name="T44" style:family="text">
      <style:text-properties fo:color="#7f0055" style:font-name="Courier New1" fo:font-weight="bold" officeooo:rsid="00103e35" style:font-weight-asian="bold"/>
    </style:style>
    <style:style style:name="T45" style:family="text">
      <style:text-properties fo:color="#7f0055" style:text-line-through-style="none" style:text-line-through-type="none" style:font-name="Courier New1" fo:font-style="normal" style:text-underline-style="none" fo:font-weight="bold" officeooo:rsid="00103e35" style:font-name-asian="Times New Roman" style:font-style-asian="normal" style:font-weight-asian="bold" style:font-name-complex="Times New Roman1" style:font-style-complex="normal" style:font-weight-complex="normal"/>
    </style:style>
    <style:style style:name="T46" style:family="text">
      <style:text-properties fo:color="#7f0055" style:text-line-through-style="none" style:text-line-through-type="none" style:font-name="Courier New1" fo:font-style="normal" style:text-underline-style="none" fo:font-weight="bold" officeooo:rsid="0014869f" style:font-name-asian="Times New Roman" style:font-style-asian="normal" style:font-weight-asian="bold" style:font-name-complex="Times New Roman1" style:font-style-complex="normal" style:font-weight-complex="normal"/>
    </style:style>
    <style:style style:name="T47" style:family="text">
      <style:text-properties fo:color="#7f0055" style:text-line-through-style="none" style:text-line-through-type="none" style:font-name="Courier New1" fo:font-style="normal" fo:font-weight="bold" officeooo:rsid="0014869f" style:font-style-asian="normal" style:font-weight-asian="bold" style:font-name-complex="Times New Roman1" style:font-style-complex="normal" style:font-weight-complex="normal"/>
    </style:style>
    <style:style style:name="T48" style:family="text">
      <style:text-properties fo:color="#6a3e3e" style:font-name="Courier New1"/>
    </style:style>
    <style:style style:name="T49" style:family="text">
      <style:text-properties fo:color="#6a3e3e" style:font-name="Courier New1" fo:background-color="#f0d8a8" loext:char-shading-value="0"/>
    </style:style>
    <style:style style:name="T50" style:family="text">
      <style:text-properties fo:color="#6a3e3e" style:font-name="Courier New1" fo:background-color="#d4d4d4" loext:char-shading-value="0"/>
    </style:style>
    <style:style style:name="T51" style:family="text">
      <style:text-properties fo:color="#0000c0" style:font-name="Courier New1"/>
    </style:style>
    <style:style style:name="T52" style:family="text">
      <style:text-properties fo:color="#0000c0" style:font-name="Courier New1" fo:font-style="italic" fo:font-weight="bold" style:font-style-asian="italic" style:font-weight-asian="bold"/>
    </style:style>
    <style:style style:name="T53" style:family="text">
      <style:text-properties fo:color="#2a00ff" style:font-name="Courier New1"/>
    </style:style>
    <style:style style:name="T54" style:family="text">
      <style:text-properties style:font-name="Courier New1"/>
    </style:style>
    <style:style style:name="T55" style:family="text">
      <style:text-properties style:font-name="Courier New1" officeooo:rsid="0015667f"/>
    </style:style>
    <style:style style:name="T56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7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22fd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8" style:family="text">
      <style:text-properties fo:color="#6666ff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59" style:family="text">
      <style:text-properties fo:color="#6666ff" style:text-line-through-style="none" style:text-line-through-type="none" style:font-name="Times New Roman" fo:font-style="normal" style:text-underline-style="none" fo:font-weight="normal" officeooo:rsid="00134043" style:font-name-asian="Times New Roman" style:font-style-asian="normal" style:font-weight-asian="normal" style:font-name-complex="ACaslonPro-Regular" style:font-style-complex="normal" style:font-weight-complex="normal"/>
    </style:style>
    <style:style style:name="T60" style:family="text">
      <style:text-properties fo:color="#6666ff" style:text-line-through-style="none" style:text-line-through-type="none" style:font-name="Times New Roman" fo:font-style="normal" style:text-underline-style="none" fo:font-weight="normal" officeooo:rsid="00103e35" style:font-name-asian="Times New Roman" style:font-style-asian="normal" style:font-weight-asian="normal" style:font-name-complex="ACaslonPro-Regular" style:font-style-complex="normal" style:font-weight-complex="normal"/>
    </style:style>
    <style:style style:name="T61" style:family="text">
      <style:text-properties fo:color="#6666ff" style:text-line-through-style="none" style:text-line-through-type="none" style:font-name="Times New Roman" fo:font-style="normal" style:text-underline-style="none" fo:font-weight="normal" officeooo:rsid="0014869f" style:font-name-asian="Times New Roman" style:font-style-asian="normal" style:font-weight-asian="normal" style:font-name-complex="ACaslonPro-Regular" style:font-style-complex="normal" style:font-weight-complex="normal"/>
    </style:style>
    <style:style style:name="T62" style:family="text">
      <style:text-properties fo:color="#6666ff" style:text-line-through-style="none" style:text-line-through-type="none" style:font-name="Times New Roman" fo:font-style="normal" style:text-underline-style="none" fo:font-weight="normal" officeooo:rsid="001c8ddf" style:font-name-asian="Times New Roman" style:font-style-asian="normal" style:font-weight-asian="normal" style:font-name-complex="ACaslonPro-Regular" style:font-style-complex="normal" style:font-weight-complex="normal"/>
    </style:style>
    <style:style style:name="T63" style:family="text">
      <style:text-properties fo:color="#6666ff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64" style:family="text">
      <style:text-properties fo:color="#6666ff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65" style:family="text">
      <style:text-properties fo:color="#6666ff" style:text-line-through-style="none" style:text-line-through-type="none" fo:font-style="normal" fo:font-weight="normal" officeooo:rsid="00103e35" style:font-style-asian="normal" style:font-weight-asian="normal" style:font-name-complex="ACaslonPro-Regular" style:font-style-complex="normal" style:font-weight-complex="normal"/>
    </style:style>
    <style:style style:name="T66" style:family="text">
      <style:text-properties fo:color="#6666ff" style:text-line-through-style="none" style:text-line-through-type="none" fo:font-style="normal" fo:font-weight="normal" officeooo:rsid="0014869f" style:font-style-asian="normal" style:font-weight-asian="normal" style:font-name-complex="ACaslonPro-Regular" style:font-style-complex="normal" style:font-weight-complex="normal"/>
    </style:style>
    <style:style style:name="T67" style:family="text">
      <style:text-properties fo:color="#6666ff" style:text-line-through-style="none" style:text-line-through-type="none" fo:font-style="normal" style:text-underline-style="none" fo:font-weight="normal" style:font-style-asian="normal" style:font-weight-asian="normal" style:font-name-complex="ACaslonPro-Regular" style:font-style-complex="normal" style:font-weight-complex="normal"/>
    </style:style>
    <style:style style:name="T68" style:family="text">
      <style:text-properties fo:color="#6666ff" style:text-line-through-style="none" style:text-line-through-type="none" fo:font-style="normal" style:text-underline-style="none" fo:font-weight="normal" officeooo:rsid="00134043" style:font-style-asian="normal" style:font-weight-asian="normal" style:font-name-complex="ACaslonPro-Regular" style:font-style-complex="normal" style:font-weight-complex="normal"/>
    </style:style>
    <style:style style:name="T69" style:family="text">
      <style:text-properties fo:color="#6666ff" style:text-line-through-style="none" style:text-line-through-type="none" fo:font-style="normal" style:text-underline-style="none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70" style:family="text">
      <style:text-properties fo:color="#6666ff" style:text-line-through-style="none" style:text-line-through-type="none" fo:font-style="normal" style:text-underline-style="none" fo:font-weight="normal" officeooo:rsid="001c8ddf" style:font-style-asian="normal" style:font-weight-asian="normal" style:font-name-complex="ACaslonPro-Regular" style:font-style-complex="normal" style:font-weight-complex="normal"/>
    </style:style>
    <style:style style:name="T71" style:family="text">
      <style:text-properties officeooo:rsid="001d08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N5<text:span text:style-name="T42">84</text:span> – <text:span text:style-name="T42">Projeto e Análise de Algoritmos</text:span></text:p>
      <text:p text:style-name="P16">Prof. Napoleão Nepomuceno</text:p>
      <text:p text:style-name="P16"/>
      <text:p text:style-name="P20">Atividade Computacional <text:span text:style-name="T71">I</text:span></text:p>
      <text:p text:style-name="P15"/>
      <text:p text:style-name="P36"><text:span text:style-name="T39">Exercício</text:span><text:span text:style-name="T38"> 1</text:span></text:p>
      <text:p text:style-name="P10"/>
      <text:p text:style-name="P26"><text:span text:style-name="T56">Passo 1:</text:span><text:span text:style-name="T23"> Implementar o seguinte código em Java </text:span><text:span text:style-name="T21">ou equivalente em outra linguagem de programação.</text:span></text:p>
      <text:p text:style-name="P6"/>
      <text:p text:style-name="P30"><text:span text:style-name="T45">import</text:span><text:span text:style-name="T33"> java.util.Scanner;</text:span></text:p>
      <text:p text:style-name="P40"><text:span text:style-name="T43">public</text:span><text:span text:style-name="T33"> </text:span><text:span text:style-name="T43">class</text:span><text:span text:style-name="T33"> Linear {</text:span></text:p>
      <text:p text:style-name="P40"><text:span text:style-name="T33"><text:tab/></text:span><text:span text:style-name="T43">public</text:span><text:span text:style-name="T33"> </text:span><text:span text:style-name="T43">static</text:span><text:span text:style-name="T33"> </text:span><text:span text:style-name="T43">void</text:span><text:span text:style-name="T33"> main(String[] </text:span><text:span text:style-name="T48">args</text:span><text:span text:style-name="T33">) {</text:span></text:p>
      <text:p text:style-name="P40"><text:span text:style-name="T33"><text:tab/><text:tab/>Scanner </text:span><text:span text:style-name="T48">scanner</text:span><text:span text:style-name="T33"> = </text:span><text:span text:style-name="T43">new</text:span><text:span text:style-name="T33"> Scanner(System.</text:span><text:span text:style-name="T52">in</text:span><text:span text:style-name="T33">);</text:span></text:p>
      <text:p text:style-name="P40"><text:span text:style-name="T33"><text:tab/><text:tab/>System.</text:span><text:span text:style-name="T52">out</text:span><text:span text:style-name="T33">.print(</text:span><text:span text:style-name="T53">"Informe o valor de n: "</text:span><text:span text:style-name="T33">);</text:span></text:p>
      <text:p text:style-name="P40"><text:span text:style-name="T33"><text:tab/><text:tab/></text:span><text:span text:style-name="T43">long</text:span><text:span text:style-name="T33"> </text:span><text:span text:style-name="T48">n</text:span><text:span text:style-name="T33"> = </text:span><text:span text:style-name="T48">scanner</text:span><text:span text:style-name="T33">.nextLong();</text:span></text:p>
      <text:p text:style-name="P40"><text:span text:style-name="T33"><text:tab/><text:tab/></text:span><text:span text:style-name="T48">scanner</text:span><text:span text:style-name="T33">.close();</text:span></text:p>
      <text:p text:style-name="P40"><text:span text:style-name="T33"><text:tab/><text:tab/>System.</text:span><text:span text:style-name="T52">out</text:span><text:span text:style-name="T33">.printf(</text:span><text:span text:style-name="T53">"%20s%30s%30s\n"</text:span><text:span text:style-name="T33">,</text:span><text:span text:style-name="T53">"n"</text:span><text:span text:style-name="T33">, </text:span><text:span text:style-name="T53">"solucao"</text:span><text:span text:style-name="T33">, </text:span><text:span text:style-name="T53">"tempo"</text:span><text:span text:style-name="T33">);</text:span></text:p>
      <text:p text:style-name="P40"><text:span text:style-name="T33"><text:tab/><text:tab/></text:span><text:span text:style-name="T43">double</text:span><text:span text:style-name="T33"> </text:span><text:span text:style-name="T48">inicio</text:span><text:span text:style-name="T33"> = System.</text:span><text:span text:style-name="T34">currentTimeMillis</text:span><text:span text:style-name="T33">();</text:span></text:p>
      <text:p text:style-name="P40"><text:span text:style-name="T33"><text:tab/><text:tab/></text:span><text:span text:style-name="T43">double</text:span><text:span text:style-name="T33"> </text:span><text:span text:style-name="T48">soma</text:span><text:span text:style-name="T33"> = 0;</text:span></text:p>
      <text:p text:style-name="P40"><text:span text:style-name="T33"><text:tab/><text:tab/></text:span><text:span text:style-name="T43">for</text:span><text:span text:style-name="T33"> (</text:span><text:span text:style-name="T43">long</text:span><text:span text:style-name="T33"> </text:span><text:span text:style-name="T48">i</text:span><text:span text:style-name="T33"> = 1; </text:span><text:span text:style-name="T48">i</text:span><text:span text:style-name="T33"> &lt;= </text:span><text:span text:style-name="T48">n</text:span><text:span text:style-name="T33">; </text:span><text:span text:style-name="T48">i</text:span><text:span text:style-name="T33">++) {</text:span></text:p>
      <text:p text:style-name="P40"><text:span text:style-name="T33"><text:tab/><text:tab/><text:tab/></text:span><text:span text:style-name="T48">soma</text:span><text:span text:style-name="T33"> = </text:span><text:span text:style-name="T48">soma</text:span><text:span text:style-name="T33"> + </text:span><text:span text:style-name="T48">i</text:span><text:span text:style-name="T33">;</text:span></text:p>
      <text:p text:style-name="P41"><text:tab/><text:tab/>}</text:p>
      <text:p text:style-name="P40"><text:span text:style-name="T33"><text:tab/><text:tab/></text:span><text:span text:style-name="T43">double</text:span><text:span text:style-name="T33"> </text:span><text:span text:style-name="T48">fim</text:span><text:span text:style-name="T33"> = System.</text:span><text:span text:style-name="T34">currentTimeMillis</text:span><text:span text:style-name="T33">();</text:span></text:p>
      <text:p text:style-name="P40"><text:span text:style-name="T33"><text:tab/><text:tab/></text:span><text:span text:style-name="T43">double</text:span><text:span text:style-name="T33"> </text:span><text:span text:style-name="T48">tempo</text:span><text:span text:style-name="T33"> = </text:span><text:span text:style-name="T48">fim</text:span><text:span text:style-name="T33"> - </text:span><text:span text:style-name="T48">inicio</text:span><text:span text:style-name="T33">;</text:span></text:p>
      <text:p text:style-name="P40"><text:span text:style-name="T33"><text:tab/><text:tab/>System.</text:span><text:span text:style-name="T52">out</text:span><text:span text:style-name="T33">.printf(</text:span><text:span text:style-name="T53">"%20d%30.0f%30.0f\n"</text:span><text:span text:style-name="T33">, </text:span><text:span text:style-name="T48">n</text:span><text:span text:style-name="T33">, </text:span><text:span text:style-name="T48">soma</text:span><text:span text:style-name="T33">, </text:span><text:span text:style-name="T48">tempo</text:span><text:span text:style-name="T33">);</text:span></text:p>
      <text:p text:style-name="P41"><text:tab/>}</text:p>
      <text:p text:style-name="P41">}</text:p>
      <text:p text:style-name="P6"/>
      <text:p text:style-name="P32"><text:span text:style-name="T58">Passo 2:</text:span><text:span text:style-name="T30"> </text:span><text:span text:style-name="T25">Executar o código 3 vezes para cada valor de </text:span><text:span text:style-name="T32">n</text:span><text:span text:style-name="T25"> = 1.000, 1.000.000, 1.000.000.000. Para cada execução, preencher o resultado na planilha disponibilizada.</text:span></text:p>
      <text:p text:style-name="P1"/>
      <text:p text:style-name="P21"><text:span text:style-name="T63">Passo 3:</text:span><text:span text:style-name="T1"> </text:span><text:span text:style-name="T2">Explicar porque o tempo de execução cresce à medida que o valor de </text:span><text:span text:style-name="T17">n</text:span><text:span text:style-name="T2"> cresce.</text:span></text:p>
      <text:p text:style-name="P1"/>
      <text:p text:style-name="P23"><text:span text:style-name="T63">Passo </text:span><text:span text:style-name="T64">4</text:span><text:span text:style-name="T63">:</text:span><text:span text:style-name="T1"> </text:span><text:span text:style-name="T2">Explicar porque o tempo de execução varia mesmo para valores de </text:span><text:span text:style-name="T17">n</text:span><text:span text:style-name="T2"> iguais.</text:span></text:p>
      <text:p text:style-name="P2"/>
      <text:p text:style-name="P22"><text:span text:style-name="T63">Passo </text:span><text:span text:style-name="T64">5</text:span><text:span text:style-name="T63">:</text:span><text:span text:style-name="T1"> </text:span><text:span text:style-name="T3">Tente e</text:span><text:span text:style-name="T5">xecutar o código para o valor de </text:span><text:span text:style-name="T18">n</text:span><text:span text:style-name="T5"> = 1.000.000.000.000. </text:span><text:span text:style-name="T6">O que acontece</text:span><text:span text:style-name="T5">?</text:span></text:p>
      <text:p text:style-name="P5"/>
      <text:p text:style-name="P27"><text:span text:style-name="T56">Passo </text:span><text:span text:style-name="T57">6</text:span><text:span text:style-name="T56">:</text:span><text:span text:style-name="T23"> Implementar o seguinte código em Java </text:span><text:span text:style-name="T21">ou equivalente em outra linguagem de programação.</text:span></text:p>
      <text:p text:style-name="P7"/>
      <text:p text:style-name="P13"><text:span text:style-name="T44">import</text:span><text:span text:style-name="T54"> java.util.Scanner;</text:span></text:p>
      <text:p text:style-name="P40"><text:span text:style-name="T43">public</text:span><text:span text:style-name="T33"> </text:span><text:span text:style-name="T43">class</text:span><text:span text:style-name="T33"> Constante {</text:span></text:p>
      <text:p text:style-name="P40"><text:span text:style-name="T33"><text:tab/></text:span><text:span text:style-name="T43">public</text:span><text:span text:style-name="T33"> </text:span><text:span text:style-name="T43">static</text:span><text:span text:style-name="T33"> </text:span><text:span text:style-name="T43">void</text:span><text:span text:style-name="T33"> main(String[] </text:span><text:span text:style-name="T48">args</text:span><text:span text:style-name="T33">) {</text:span></text:p>
      <text:p text:style-name="P40"><text:span text:style-name="T33"><text:tab/><text:tab/>Scanner </text:span><text:span text:style-name="T48">scanner</text:span><text:span text:style-name="T33"> = </text:span><text:span text:style-name="T43">new</text:span><text:span text:style-name="T33"> Scanner(System.</text:span><text:span text:style-name="T52">in</text:span><text:span text:style-name="T33">);</text:span></text:p>
      <text:p text:style-name="P40"><text:span text:style-name="T33"><text:tab/><text:tab/>System.</text:span><text:span text:style-name="T52">out</text:span><text:span text:style-name="T33">.print(</text:span><text:span text:style-name="T53">"Informe o valor de n: "</text:span><text:span text:style-name="T33">);</text:span></text:p>
      <text:p text:style-name="P40"><text:span text:style-name="T33"><text:tab/><text:tab/></text:span><text:span text:style-name="T43">long</text:span><text:span text:style-name="T33"> </text:span><text:span text:style-name="T48">n</text:span><text:span text:style-name="T33"> = </text:span><text:span text:style-name="T48">scanner</text:span><text:span text:style-name="T33">.nextLong();</text:span></text:p>
      <text:p text:style-name="P40"><text:span text:style-name="T33"><text:tab/><text:tab/></text:span><text:span text:style-name="T48">scanner</text:span><text:span text:style-name="T33">.close();</text:span></text:p>
      <text:p text:style-name="P40"><text:span text:style-name="T33"><text:tab/><text:tab/>System.</text:span><text:span text:style-name="T52">out</text:span><text:span text:style-name="T33">.printf(</text:span><text:span text:style-name="T53">"%20s%30s%30s\n"</text:span><text:span text:style-name="T33">,</text:span><text:span text:style-name="T53">"n"</text:span><text:span text:style-name="T33">, </text:span><text:span text:style-name="T53">"solucao"</text:span><text:span text:style-name="T33">, </text:span><text:span text:style-name="T53">"tempo"</text:span><text:span text:style-name="T33">);</text:span></text:p>
      <text:p text:style-name="P40"><text:span text:style-name="T33"><text:tab/><text:tab/></text:span><text:span text:style-name="T43">double</text:span><text:span text:style-name="T33"> </text:span><text:span text:style-name="T48">inicio</text:span><text:span text:style-name="T33"> = System.</text:span><text:span text:style-name="T34">currentTimeMillis</text:span><text:span text:style-name="T33">();</text:span></text:p>
      <text:p text:style-name="P40"><text:span text:style-name="T33"><text:tab/><text:tab/></text:span><text:span text:style-name="T43">double</text:span><text:span text:style-name="T33"> </text:span><text:span text:style-name="T48">soma</text:span><text:span text:style-name="T33"> = </text:span><text:span text:style-name="T48">n</text:span><text:span text:style-name="T33">;</text:span></text:p>
      <text:p text:style-name="P40"><text:span text:style-name="T33"><text:tab/><text:tab/></text:span><text:span text:style-name="T48">soma</text:span><text:span text:style-name="T33"> = </text:span><text:span text:style-name="T48">soma</text:span><text:span text:style-name="T33"> * (</text:span><text:span text:style-name="T48">n</text:span><text:span text:style-name="T33">+1) / 2;</text:span></text:p>
      <text:p text:style-name="P40"><text:span text:style-name="T33"><text:tab/><text:tab/></text:span><text:span text:style-name="T43">double</text:span><text:span text:style-name="T33"> </text:span><text:span text:style-name="T48">fim</text:span><text:span text:style-name="T33"> = System.</text:span><text:span text:style-name="T34">currentTimeMillis</text:span><text:span text:style-name="T33">();</text:span></text:p>
      <text:p text:style-name="P40"><text:span text:style-name="T33"><text:tab/><text:tab/></text:span><text:span text:style-name="T43">double</text:span><text:span text:style-name="T33"> </text:span><text:span text:style-name="T48">tempo</text:span><text:span text:style-name="T33"> = </text:span><text:span text:style-name="T48">fim</text:span><text:span text:style-name="T33"> - </text:span><text:span text:style-name="T48">inicio</text:span><text:span text:style-name="T33">;</text:span></text:p>
      <text:p text:style-name="P40"><text:span text:style-name="T33"><text:tab/><text:tab/>System.</text:span><text:span text:style-name="T52">out</text:span><text:span text:style-name="T33">.printf(</text:span><text:span text:style-name="T53">"%20d%30.0f%30.0f\n"</text:span><text:span text:style-name="T33">, </text:span><text:span text:style-name="T48">n</text:span><text:span text:style-name="T33">, </text:span><text:span text:style-name="T48">soma</text:span><text:span text:style-name="T33">, </text:span><text:span text:style-name="T48">tempo</text:span><text:span text:style-name="T33">);</text:span></text:p>
      <text:p text:style-name="P41"><text:tab/>}</text:p>
      <text:p text:style-name="P41">}</text:p>
      <text:p text:style-name="P7"/>
      <text:p text:style-name="P33"><text:span text:style-name="T58">Passo </text:span><text:span text:style-name="T59">7</text:span><text:span text:style-name="T58">:</text:span><text:span text:style-name="T30"> </text:span><text:span text:style-name="T25">Executar o código </text:span><text:span text:style-name="T27">para</text:span><text:span text:style-name="T25"> </text:span><text:span text:style-name="T32">n</text:span><text:span text:style-name="T25"> = 1.000, 1.000.000, 1.000.000.000, </text:span><text:span text:style-name="T26">1.000.000.000.000</text:span><text:span text:style-name="T25">. Para cada execução, preencher o resultado na planilha disponibilizada.</text:span></text:p>
      <text:p text:style-name="P3"/>
      <text:p text:style-name="P17"><text:span text:style-name="T67">Passo </text:span><text:span text:style-name="T68">8</text:span><text:span text:style-name="T67">:</text:span><text:span text:style-name="T9"> </text:span><text:span text:style-name="T10">Explicar porque o tempo de execução </text:span><text:span text:style-name="T11">não </text:span><text:span text:style-name="T10">cresce </text:span><text:span text:style-name="T12">mesmo quando </text:span><text:span text:style-name="T10">o valor de </text:span><text:span text:style-name="T19">n</text:span><text:span text:style-name="T10"> cresc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7"><text:soft-page-break/><text:span text:style-name="T39">Exercício</text:span><text:span text:style-name="T38"> </text:span><text:span text:style-name="T40">2</text:span></text:p>
      <text:p text:style-name="P11"/>
      <text:p text:style-name="P28"><text:span text:style-name="T56">Passo 1:</text:span><text:span text:style-name="T23"> Implementar o seguinte código em Java </text:span><text:span text:style-name="T21">ou equivalente em outra linguagem de programação </text:span><text:span text:style-name="T22">e preencher o resultado na planilha disponibilizada.</text:span></text:p>
      <text:p text:style-name="P8"/>
      <text:p text:style-name="P14"><text:span text:style-name="T43">public</text:span><text:span text:style-name="T54"> </text:span><text:span text:style-name="T43">class</text:span><text:span text:style-name="T54"> Co</text:span><text:span text:style-name="T55">gigo1</text:span><text:span text:style-name="T54"> {</text:span></text:p>
      <text:p text:style-name="P40"><text:span text:style-name="T33"><text:tab/></text:span><text:span text:style-name="T43">public</text:span><text:span text:style-name="T33"> </text:span><text:span text:style-name="T43">static</text:span><text:span text:style-name="T33"> </text:span><text:span text:style-name="T43">void</text:span><text:span text:style-name="T33"> main(String[] </text:span><text:span text:style-name="T48">args</text:span><text:span text:style-name="T33">) {</text:span></text:p>
      <text:p text:style-name="P40"><text:span text:style-name="T33"><text:tab/><text:tab/>System.</text:span><text:span text:style-name="T52">out</text:span><text:span text:style-name="T33">.printf(</text:span><text:span text:style-name="T53">"%20s%30s\n"</text:span><text:span text:style-name="T33">,</text:span><text:span text:style-name="T53">"n"</text:span><text:span text:style-name="T33">, </text:span><text:span text:style-name="T53">"tempo"</text:span><text:span text:style-name="T33">);</text:span></text:p>
      <text:p text:style-name="P40"><text:span text:style-name="T33"><text:tab/><text:tab/></text:span><text:span text:style-name="T43">for</text:span><text:span text:style-name="T33"> (</text:span><text:span text:style-name="T43">int</text:span><text:span text:style-name="T33"> </text:span><text:span text:style-name="T48">inst</text:span><text:span text:style-name="T33"> = 1; </text:span><text:span text:style-name="T48">inst</text:span><text:span text:style-name="T33"> &lt;= 50; </text:span><text:span text:style-name="T48">inst</text:span><text:span text:style-name="T33">++) {</text:span></text:p>
      <text:p text:style-name="P40"><text:span text:style-name="T33"><text:tab/><text:tab/><text:tab/></text:span><text:span text:style-name="T43">long</text:span><text:span text:style-name="T33"> </text:span><text:span text:style-name="T48">n</text:span><text:span text:style-name="T33"> = 1000000 * </text:span><text:span text:style-name="T48">inst</text:span><text:span text:style-name="T33">;</text:span></text:p>
      <text:p text:style-name="P40"><text:span text:style-name="T33"><text:tab/><text:tab/><text:tab/></text:span><text:span text:style-name="T43">double</text:span><text:span text:style-name="T33"> </text:span><text:span text:style-name="T48">inicio</text:span><text:span text:style-name="T33"> = System.</text:span><text:span text:style-name="T34">currentTimeMillis</text:span><text:span text:style-name="T33">();</text:span></text:p>
      <text:p text:style-name="P40"><text:span text:style-name="T33"><text:tab/><text:tab/><text:tab/></text:span><text:span text:style-name="T43">double</text:span><text:span text:style-name="T33"> </text:span><text:span text:style-name="T49">soma</text:span><text:span text:style-name="T33"> = </text:span><text:span text:style-name="T48">n</text:span><text:span text:style-name="T33">;</text:span></text:p>
      <text:p text:style-name="P40"><text:span text:style-name="T33"><text:tab/><text:tab/><text:tab/></text:span><text:span text:style-name="T49">soma</text:span><text:span text:style-name="T33"> = </text:span><text:span text:style-name="T50">soma</text:span><text:span text:style-name="T33"> * (</text:span><text:span text:style-name="T48">n</text:span><text:span text:style-name="T33"> + 1) / 2;</text:span></text:p>
      <text:p text:style-name="P40"><text:span text:style-name="T33"><text:tab/><text:tab/><text:tab/></text:span><text:span text:style-name="T43">double</text:span><text:span text:style-name="T33"> </text:span><text:span text:style-name="T48">fim</text:span><text:span text:style-name="T33"> = System.</text:span><text:span text:style-name="T34">currentTimeMillis</text:span><text:span text:style-name="T33">();</text:span></text:p>
      <text:p text:style-name="P40"><text:span text:style-name="T33"><text:tab/><text:tab/><text:tab/></text:span><text:span text:style-name="T43">double</text:span><text:span text:style-name="T33"> </text:span><text:span text:style-name="T48">tempo</text:span><text:span text:style-name="T33"> = </text:span><text:span text:style-name="T48">fim</text:span><text:span text:style-name="T33"> - </text:span><text:span text:style-name="T48">inicio</text:span><text:span text:style-name="T33">;</text:span></text:p>
      <text:p text:style-name="P40"><text:span text:style-name="T33"><text:tab/><text:tab/><text:tab/>System.</text:span><text:span text:style-name="T52">out</text:span><text:span text:style-name="T33">.printf(</text:span><text:span text:style-name="T53">"%20d%30.0f\n"</text:span><text:span text:style-name="T33">, </text:span><text:span text:style-name="T48">n</text:span><text:span text:style-name="T33">, </text:span><text:span text:style-name="T48">tempo</text:span><text:span text:style-name="T33">);</text:span></text:p>
      <text:p text:style-name="P41"><text:tab/><text:tab/>}</text:p>
      <text:p text:style-name="P41"><text:tab/>}</text:p>
      <text:p text:style-name="P41">}</text:p>
      <text:p text:style-name="P8"/>
      <text:p text:style-name="P34"><text:span text:style-name="T60">Passo </text:span><text:span text:style-name="T61">2</text:span><text:span text:style-name="T60">:</text:span><text:span text:style-name="T31"> Implementar o seguinte código em Java </text:span><text:span text:style-name="T24">ou equivalente em outra linguagem de programação </text:span><text:span text:style-name="T28">e preencher o resultado na planilha disponibilizada.</text:span></text:p>
      <text:p text:style-name="P9"/>
      <text:p text:style-name="P31"><text:span text:style-name="T46">public</text:span><text:span text:style-name="T33"> </text:span><text:span text:style-name="T43">class</text:span><text:span text:style-name="T33"> </text:span><text:span text:style-name="T35">Codigo2</text:span><text:span text:style-name="T33"> {</text:span></text:p>
      <text:p text:style-name="P40"><text:span text:style-name="T33"><text:tab/></text:span><text:span text:style-name="T43">public</text:span><text:span text:style-name="T33"> </text:span><text:span text:style-name="T43">static</text:span><text:span text:style-name="T33"> </text:span><text:span text:style-name="T43">void</text:span><text:span text:style-name="T33"> main(String[] </text:span><text:span text:style-name="T48">args</text:span><text:span text:style-name="T33">) {</text:span></text:p>
      <text:p text:style-name="P40"><text:span text:style-name="T33"><text:tab/><text:tab/>System.</text:span><text:span text:style-name="T52">out</text:span><text:span text:style-name="T33">.printf(</text:span><text:span text:style-name="T53">"%20s%30s\n"</text:span><text:span text:style-name="T33">,</text:span><text:span text:style-name="T53">"n"</text:span><text:span text:style-name="T33">, </text:span><text:span text:style-name="T53">"tempo"</text:span><text:span text:style-name="T33">);</text:span></text:p>
      <text:p text:style-name="P40"><text:span text:style-name="T33"><text:tab/><text:tab/></text:span><text:span text:style-name="T43">for</text:span><text:span text:style-name="T33"> (</text:span><text:span text:style-name="T43">int</text:span><text:span text:style-name="T33"> </text:span><text:span text:style-name="T48">inst</text:span><text:span text:style-name="T33"> = 1; </text:span><text:span text:style-name="T48">inst</text:span><text:span text:style-name="T33"> &lt;= 50; </text:span><text:span text:style-name="T48">inst</text:span><text:span text:style-name="T33">++) {</text:span></text:p>
      <text:p text:style-name="P40"><text:span text:style-name="T33"><text:tab/><text:tab/><text:tab/></text:span><text:span text:style-name="T43">long</text:span><text:span text:style-name="T33"> </text:span><text:span text:style-name="T48">n</text:span><text:span text:style-name="T33"> = 1000000 * </text:span><text:span text:style-name="T48">inst</text:span><text:span text:style-name="T33">;</text:span></text:p>
      <text:p text:style-name="P40"><text:span text:style-name="T33"><text:tab/><text:tab/><text:tab/></text:span><text:span text:style-name="T43">double</text:span><text:span text:style-name="T33"> </text:span><text:span text:style-name="T48">inicio</text:span><text:span text:style-name="T33"> = System.</text:span><text:span text:style-name="T34">currentTimeMillis</text:span><text:span text:style-name="T33">();</text:span></text:p>
      <text:p text:style-name="P40"><text:span text:style-name="T33"><text:tab/><text:tab/><text:tab/></text:span><text:span text:style-name="T43">double</text:span><text:span text:style-name="T33"> </text:span><text:span text:style-name="T48">soma</text:span><text:span text:style-name="T33"> = 0;</text:span></text:p>
      <text:p text:style-name="P40"><text:span text:style-name="T33"><text:tab/><text:tab/><text:tab/></text:span><text:span text:style-name="T43">for</text:span><text:span text:style-name="T33"> (</text:span><text:span text:style-name="T43">long</text:span><text:span text:style-name="T33"> </text:span><text:span text:style-name="T48">i</text:span><text:span text:style-name="T33"> = 1; </text:span><text:span text:style-name="T48">i</text:span><text:span text:style-name="T33"> &lt;= </text:span><text:span text:style-name="T48">n</text:span><text:span text:style-name="T33">; </text:span><text:span text:style-name="T48">i</text:span><text:span text:style-name="T33">++) {</text:span></text:p>
      <text:p text:style-name="P40"><text:span text:style-name="T33"><text:tab/><text:tab/><text:tab/><text:tab/></text:span><text:span text:style-name="T48">soma</text:span><text:span text:style-name="T33"> = </text:span><text:span text:style-name="T48">soma</text:span><text:span text:style-name="T33"> + </text:span><text:span text:style-name="T48">i</text:span><text:span text:style-name="T33">;</text:span></text:p>
      <text:p text:style-name="P41"><text:tab/><text:tab/><text:tab/>}</text:p>
      <text:p text:style-name="P40"><text:span text:style-name="T33"><text:tab/><text:tab/><text:tab/></text:span><text:span text:style-name="T43">double</text:span><text:span text:style-name="T33"> </text:span><text:span text:style-name="T48">fim</text:span><text:span text:style-name="T33"> = System.</text:span><text:span text:style-name="T34">currentTimeMillis</text:span><text:span text:style-name="T33">();</text:span></text:p>
      <text:p text:style-name="P40"><text:span text:style-name="T33"><text:tab/><text:tab/><text:tab/></text:span><text:span text:style-name="T43">double</text:span><text:span text:style-name="T33"> </text:span><text:span text:style-name="T48">tempo</text:span><text:span text:style-name="T33"> = </text:span><text:span text:style-name="T48">fim</text:span><text:span text:style-name="T33"> - </text:span><text:span text:style-name="T48">inicio</text:span><text:span text:style-name="T33">;</text:span></text:p>
      <text:p text:style-name="P40"><text:span text:style-name="T33"><text:tab/><text:tab/><text:tab/>System.</text:span><text:span text:style-name="T52">out</text:span><text:span text:style-name="T33">.printf(</text:span><text:span text:style-name="T53">"%20d%30.0f\n"</text:span><text:span text:style-name="T33">, </text:span><text:span text:style-name="T48">n</text:span><text:span text:style-name="T33">, </text:span><text:span text:style-name="T48">tempo</text:span><text:span text:style-name="T33">);</text:span></text:p>
      <text:p text:style-name="P41"><text:tab/><text:tab/>}</text:p>
      <text:p text:style-name="P41"><text:tab/>}</text:p>
      <text:p text:style-name="P41">}</text:p>
      <text:p text:style-name="P4"/>
      <text:p text:style-name="P24"><text:span text:style-name="T65">Passo </text:span><text:span text:style-name="T66">3</text:span><text:span text:style-name="T65">:</text:span><text:span text:style-name="T4"> Implementar o seguinte código em Java </text:span><text:span text:style-name="T7">ou equivalente em outra linguagem de programação </text:span><text:span text:style-name="T8">e preencher o resultado na planilha disponibilizada.</text:span></text:p>
      <text:p text:style-name="P9"/>
      <text:p text:style-name="P25"><text:span text:style-name="T47">public</text:span><text:span text:style-name="T33"> </text:span><text:span text:style-name="T43">class</text:span><text:span text:style-name="T33"> </text:span><text:span text:style-name="T36">Codigo3</text:span><text:span text:style-name="T33"> {</text:span></text:p>
      <text:p text:style-name="P40"><text:span text:style-name="T33"><text:tab/></text:span><text:span text:style-name="T43">public</text:span><text:span text:style-name="T33"> </text:span><text:span text:style-name="T43">static</text:span><text:span text:style-name="T33"> </text:span><text:span text:style-name="T43">void</text:span><text:span text:style-name="T33"> main(String[] </text:span><text:span text:style-name="T48">args</text:span><text:span text:style-name="T33">) {</text:span></text:p>
      <text:p text:style-name="P40"><text:span text:style-name="T33"><text:tab/><text:tab/>System.</text:span><text:span text:style-name="T52">out</text:span><text:span text:style-name="T33">.printf(</text:span><text:span text:style-name="T53">"%20s%30s\n"</text:span><text:span text:style-name="T33">,</text:span><text:span text:style-name="T53">"n"</text:span><text:span text:style-name="T33">, </text:span><text:span text:style-name="T53">"tempo"</text:span><text:span text:style-name="T33">);</text:span></text:p>
      <text:p text:style-name="P40"><text:span text:style-name="T33"><text:tab/><text:tab/></text:span><text:span text:style-name="T43">for</text:span><text:span text:style-name="T33"> (</text:span><text:span text:style-name="T43">int</text:span><text:span text:style-name="T33"> </text:span><text:span text:style-name="T48">inst</text:span><text:span text:style-name="T33"> = 1; </text:span><text:span text:style-name="T48">inst</text:span><text:span text:style-name="T33"> &lt;= </text:span><text:span text:style-name="T37">5</text:span><text:span text:style-name="T36">0</text:span><text:span text:style-name="T33">; </text:span><text:span text:style-name="T48">inst</text:span><text:span text:style-name="T33">++) {</text:span></text:p>
      <text:p text:style-name="P40"><text:span text:style-name="T33"><text:tab/><text:tab/><text:tab/></text:span><text:span text:style-name="T43">long</text:span><text:span text:style-name="T33"> </text:span><text:span text:style-name="T48">n</text:span><text:span text:style-name="T33"> = 1000 * </text:span><text:span text:style-name="T48">inst</text:span><text:span text:style-name="T33">;</text:span></text:p>
      <text:p text:style-name="P40"><text:span text:style-name="T33"><text:tab/><text:tab/><text:tab/></text:span><text:span text:style-name="T43">double</text:span><text:span text:style-name="T33"> </text:span><text:span text:style-name="T48">inicio</text:span><text:span text:style-name="T33"> = System.</text:span><text:span text:style-name="T34">currentTimeMillis</text:span><text:span text:style-name="T33">();</text:span></text:p>
      <text:p text:style-name="P40"><text:span text:style-name="T33"><text:tab/><text:tab/><text:tab/></text:span><text:span text:style-name="T43">double</text:span><text:span text:style-name="T33"> </text:span><text:span text:style-name="T48">soma</text:span><text:span text:style-name="T33">;</text:span></text:p>
      <text:p text:style-name="P40"><text:span text:style-name="T33"><text:tab/><text:tab/><text:tab/></text:span><text:span text:style-name="T43">double</text:span><text:span text:style-name="T33"> </text:span><text:span text:style-name="T48">total</text:span><text:span text:style-name="T33"> = 0;</text:span></text:p>
      <text:p text:style-name="P40"><text:span text:style-name="T33"><text:tab/><text:tab/><text:tab/></text:span><text:span text:style-name="T43">for</text:span><text:span text:style-name="T33"> (</text:span><text:span text:style-name="T43">int</text:span><text:span text:style-name="T33"> </text:span><text:span text:style-name="T48">j</text:span><text:span text:style-name="T33"> = 1; </text:span><text:span text:style-name="T48">j</text:span><text:span text:style-name="T33"> &lt;= </text:span><text:span text:style-name="T48">n</text:span><text:span text:style-name="T33">; </text:span><text:span text:style-name="T48">j</text:span><text:span text:style-name="T33">++) {</text:span></text:p>
      <text:p text:style-name="P40"><text:span text:style-name="T33"><text:tab/><text:tab/><text:tab/><text:tab/></text:span><text:span text:style-name="T48">soma</text:span><text:span text:style-name="T33"> = 0;</text:span></text:p>
      <text:p text:style-name="P40"><text:span text:style-name="T33"><text:tab/><text:tab/><text:tab/><text:tab/></text:span><text:span text:style-name="T43">for</text:span><text:span text:style-name="T33"> (</text:span><text:span text:style-name="T43">long</text:span><text:span text:style-name="T33"> </text:span><text:span text:style-name="T48">i</text:span><text:span text:style-name="T33"> = 1; </text:span><text:span text:style-name="T48">i</text:span><text:span text:style-name="T33"> &lt;= </text:span><text:span text:style-name="T48">n</text:span><text:span text:style-name="T33">; </text:span><text:span text:style-name="T48">i</text:span><text:span text:style-name="T33">++) {</text:span></text:p>
      <text:p text:style-name="P40"><text:span text:style-name="T33"><text:tab/><text:tab/><text:tab/><text:tab/><text:tab/></text:span><text:span text:style-name="T48">soma</text:span><text:span text:style-name="T33"> = </text:span><text:span text:style-name="T48">soma</text:span><text:span text:style-name="T33"> + </text:span><text:span text:style-name="T48">i</text:span><text:span text:style-name="T33">;</text:span></text:p>
      <text:p text:style-name="P41"><text:tab/><text:tab/><text:tab/><text:tab/>}</text:p>
      <text:p text:style-name="P40"><text:span text:style-name="T33"><text:tab/><text:tab/><text:tab/><text:tab/></text:span><text:span text:style-name="T48">total</text:span><text:span text:style-name="T33"> = </text:span><text:span text:style-name="T48">total</text:span><text:span text:style-name="T33"> + </text:span><text:span text:style-name="T48">soma</text:span><text:span text:style-name="T33">;</text:span></text:p>
      <text:p text:style-name="P41"><text:tab/><text:tab/><text:tab/>}</text:p>
      <text:p text:style-name="P40"><text:span text:style-name="T33"><text:tab/><text:tab/><text:tab/></text:span><text:span text:style-name="T48">soma</text:span><text:span text:style-name="T33"> = </text:span><text:span text:style-name="T48">total</text:span><text:span text:style-name="T33"> / </text:span><text:span text:style-name="T48">n</text:span><text:span text:style-name="T33">;</text:span></text:p>
      <text:p text:style-name="P40"><text:span text:style-name="T33"><text:tab/><text:tab/><text:tab/></text:span><text:span text:style-name="T43">double</text:span><text:span text:style-name="T33"> </text:span><text:span text:style-name="T48">fim</text:span><text:span text:style-name="T33"> = System.</text:span><text:span text:style-name="T34">currentTimeMillis</text:span><text:span text:style-name="T33">();</text:span></text:p>
      <text:p text:style-name="P40"><text:span text:style-name="T33"><text:tab/><text:tab/><text:tab/></text:span><text:span text:style-name="T43">double</text:span><text:span text:style-name="T33"> </text:span><text:span text:style-name="T48">tempo</text:span><text:span text:style-name="T33"> = </text:span><text:span text:style-name="T48">fim</text:span><text:span text:style-name="T33"> - </text:span><text:span text:style-name="T48">inicio</text:span><text:span text:style-name="T33">;</text:span></text:p>
      <text:p text:style-name="P40"><text:span text:style-name="T33"><text:tab/><text:tab/><text:tab/>System.</text:span><text:span text:style-name="T52">out</text:span><text:span text:style-name="T33">.printf(</text:span><text:span text:style-name="T53">"%20d%30.0f\n"</text:span><text:span text:style-name="T33">, </text:span><text:span text:style-name="T48">n</text:span><text:span text:style-name="T33">, </text:span><text:span text:style-name="T48">tempo</text:span><text:span text:style-name="T33">);</text:span></text:p>
      <text:p text:style-name="P41"><text:tab/><text:tab/>}</text:p>
      <text:p text:style-name="P41"><text:tab/>}</text:p>
      <text:p text:style-name="P41">}</text:p>
      <text:p text:style-name="P42"/>
      <text:p text:style-name="P18"><text:span text:style-name="T67">Passo </text:span><text:span text:style-name="T69">4</text:span><text:span text:style-name="T67">:</text:span><text:span text:style-name="T9"> </text:span><text:span text:style-name="T13">Descrever o comportamento de cada um dos gráficos obtidos</text:span><text:span text:style-name="T10">. </text:span><text:span text:style-name="T13">Verifique a relação entre as curvas obtidas e a quantidade de </text:span><text:span text:style-name="T20">loop for</text:span><text:span text:style-name="T13"> aninhados de cada algoritmo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38"><text:soft-page-break/><text:span text:style-name="T39">Exercício</text:span><text:span text:style-name="T38"> </text:span><text:span text:style-name="T41">3</text:span></text:p>
      <text:p text:style-name="P47"/>
      <text:p text:style-name="P29"><text:span text:style-name="T56">Passo 1:</text:span><text:span text:style-name="T23"> Implementar o seguinte código em Java </text:span><text:span text:style-name="T21">ou equivalente em outra linguagem de programação</text:span><text:span text:style-name="T22">.</text:span></text:p>
      <text:p text:style-name="P48"/>
      <text:p text:style-name="P39"><text:span text:style-name="T45">import</text:span><text:span text:style-name="T33"> java.util.Scanner;</text:span></text:p>
      <text:p text:style-name="P44"><text:span text:style-name="T43">import</text:span><text:span text:style-name="T33"> java.util.Random;</text:span></text:p>
      <text:p text:style-name="P43"/>
      <text:p text:style-name="P44"><text:span text:style-name="T43">public</text:span><text:span text:style-name="T33"> </text:span><text:span text:style-name="T43">class</text:span><text:span text:style-name="T33"> InsertionSort {</text:span></text:p>
      <text:p text:style-name="P44"><text:span text:style-name="T33"><text:tab/></text:span><text:span text:style-name="T43">public</text:span><text:span text:style-name="T33"> </text:span><text:span text:style-name="T43">static</text:span><text:span text:style-name="T33"> </text:span><text:span text:style-name="T43">void</text:span><text:span text:style-name="T33"> main(String[] </text:span><text:span text:style-name="T48">args</text:span><text:span text:style-name="T33">) {</text:span></text:p>
      <text:p text:style-name="P44"><text:span text:style-name="T33"><text:tab/><text:tab/></text:span><text:span text:style-name="T43">int</text:span><text:span text:style-name="T33">[] </text:span><text:span text:style-name="T48">A</text:span><text:span text:style-name="T33">;</text:span></text:p>
      <text:p text:style-name="P44"><text:span text:style-name="T33"><text:tab/><text:tab/></text:span><text:span text:style-name="T43">double</text:span><text:span text:style-name="T33"> </text:span><text:span text:style-name="T48">inicio</text:span><text:span text:style-name="T33">, </text:span><text:span text:style-name="T48">fim</text:span><text:span text:style-name="T33">, </text:span><text:span text:style-name="T48">tempo</text:span><text:span text:style-name="T33">;</text:span></text:p>
      <text:p text:style-name="P44"><text:span text:style-name="T33"><text:tab/><text:tab/>Scanner </text:span><text:span text:style-name="T49">scanner</text:span><text:span text:style-name="T33"> = </text:span><text:span text:style-name="T43">new</text:span><text:span text:style-name="T33"> Scanner(System.</text:span><text:span text:style-name="T52">in</text:span><text:span text:style-name="T33">);</text:span></text:p>
      <text:p text:style-name="P44"><text:span text:style-name="T33"><text:tab/><text:tab/>System.</text:span><text:span text:style-name="T52">out</text:span><text:span text:style-name="T33">.print(</text:span><text:span text:style-name="T53">"Informe o valor de n: "</text:span><text:span text:style-name="T33">);</text:span></text:p>
      <text:p text:style-name="P44"><text:span text:style-name="T33"><text:tab/><text:tab/></text:span><text:span text:style-name="T43">int</text:span><text:span text:style-name="T33"> </text:span><text:span text:style-name="T48">n</text:span><text:span text:style-name="T33"> = </text:span><text:span text:style-name="T50">scanner</text:span><text:span text:style-name="T33">.nextInt();</text:span></text:p>
      <text:p text:style-name="P44"><text:span text:style-name="T33"><text:tab/><text:tab/></text:span><text:span text:style-name="T50">scanner</text:span><text:span text:style-name="T33">.close();</text:span></text:p>
      <text:p text:style-name="P44"><text:span text:style-name="T33"><text:tab/><text:tab/>System.</text:span><text:span text:style-name="T52">out</text:span><text:span text:style-name="T33">.printf(</text:span><text:span text:style-name="T53">"%20s%30s\n"</text:span><text:span text:style-name="T33">,</text:span><text:span text:style-name="T53">"n"</text:span><text:span text:style-name="T33">, </text:span><text:span text:style-name="T53">"tempo"</text:span><text:span text:style-name="T33">);</text:span></text:p>
      <text:p text:style-name="P51"><text:tab/><text:tab/></text:p>
      <text:p text:style-name="P44"><text:span text:style-name="T33"><text:tab/><text:tab/></text:span><text:span text:style-name="T48">A</text:span><text:span text:style-name="T33"> = </text:span><text:span text:style-name="T34">CriaVetorCrescente</text:span><text:span text:style-name="T33">(</text:span><text:span text:style-name="T48">n</text:span><text:span text:style-name="T33">);</text:span></text:p>
      <text:p text:style-name="P44"><text:span text:style-name="T33"><text:tab/><text:tab/></text:span><text:span text:style-name="T48">inicio</text:span><text:span text:style-name="T33"> = System.</text:span><text:span text:style-name="T34">currentTimeMillis</text:span><text:span text:style-name="T33">();</text:span></text:p>
      <text:p text:style-name="P44"><text:span text:style-name="T33"><text:tab/><text:tab/></text:span><text:span text:style-name="T48">A</text:span><text:span text:style-name="T33"> = </text:span><text:span text:style-name="T34">Ordenacao</text:span><text:span text:style-name="T33">(</text:span><text:span text:style-name="T48">A</text:span><text:span text:style-name="T33">);</text:span></text:p>
      <text:p text:style-name="P44"><text:span text:style-name="T33"><text:tab/><text:tab/></text:span><text:span text:style-name="T48">fim</text:span><text:span text:style-name="T33"> = System.</text:span><text:span text:style-name="T34">currentTimeMillis</text:span><text:span text:style-name="T33">();</text:span></text:p>
      <text:p text:style-name="P44"><text:span text:style-name="T33"><text:tab/><text:tab/></text:span><text:span text:style-name="T48">tempo</text:span><text:span text:style-name="T33"> = </text:span><text:span text:style-name="T48">fim</text:span><text:span text:style-name="T33"> - </text:span><text:span text:style-name="T48">inicio</text:span><text:span text:style-name="T33">;</text:span></text:p>
      <text:p text:style-name="P44"><text:span text:style-name="T33"><text:tab/><text:tab/>System.</text:span><text:span text:style-name="T52">out</text:span><text:span text:style-name="T33">.printf(</text:span><text:span text:style-name="T53">"%20d%30.0f\n"</text:span><text:span text:style-name="T33">, </text:span><text:span text:style-name="T48">n</text:span><text:span text:style-name="T33">, </text:span><text:span text:style-name="T48">tempo</text:span><text:span text:style-name="T33">);</text:span></text:p>
      <text:p text:style-name="P51"><text:tab/><text:tab/></text:p>
      <text:p text:style-name="P44"><text:span text:style-name="T33"><text:tab/><text:tab/></text:span><text:span text:style-name="T48">A</text:span><text:span text:style-name="T33"> = </text:span><text:span text:style-name="T34">CriaVetorAleatorio</text:span><text:span text:style-name="T33">(</text:span><text:span text:style-name="T48">n</text:span><text:span text:style-name="T33">);</text:span></text:p>
      <text:p text:style-name="P44"><text:span text:style-name="T33"><text:tab/><text:tab/></text:span><text:span text:style-name="T48">inicio</text:span><text:span text:style-name="T33"> = System.</text:span><text:span text:style-name="T34">currentTimeMillis</text:span><text:span text:style-name="T33">();</text:span></text:p>
      <text:p text:style-name="P44"><text:span text:style-name="T33"><text:tab/><text:tab/></text:span><text:span text:style-name="T48">A</text:span><text:span text:style-name="T33"> = </text:span><text:span text:style-name="T34">Ordenacao</text:span><text:span text:style-name="T33">(</text:span><text:span text:style-name="T48">A</text:span><text:span text:style-name="T33">);</text:span></text:p>
      <text:p text:style-name="P44"><text:span text:style-name="T33"><text:tab/><text:tab/></text:span><text:span text:style-name="T48">fim</text:span><text:span text:style-name="T33"> = System.</text:span><text:span text:style-name="T34">currentTimeMillis</text:span><text:span text:style-name="T33">();</text:span></text:p>
      <text:p text:style-name="P44"><text:span text:style-name="T33"><text:tab/><text:tab/></text:span><text:span text:style-name="T48">tempo</text:span><text:span text:style-name="T33"> = </text:span><text:span text:style-name="T48">fim</text:span><text:span text:style-name="T33"> - </text:span><text:span text:style-name="T48">inicio</text:span><text:span text:style-name="T33">;</text:span></text:p>
      <text:p text:style-name="P44"><text:span text:style-name="T33"><text:tab/><text:tab/>System.</text:span><text:span text:style-name="T52">out</text:span><text:span text:style-name="T33">.printf(</text:span><text:span text:style-name="T53">"%20d%30.0f\n"</text:span><text:span text:style-name="T33">, </text:span><text:span text:style-name="T48">n</text:span><text:span text:style-name="T33">, </text:span><text:span text:style-name="T48">tempo</text:span><text:span text:style-name="T33">);</text:span></text:p>
      <text:p text:style-name="P43"/>
      <text:p text:style-name="P44"><text:span text:style-name="T33"><text:tab/><text:tab/></text:span><text:span text:style-name="T48">A</text:span><text:span text:style-name="T33"> = </text:span><text:span text:style-name="T34">CriaVetorDecrescente</text:span><text:span text:style-name="T33">(</text:span><text:span text:style-name="T48">n</text:span><text:span text:style-name="T33">);</text:span></text:p>
      <text:p text:style-name="P44"><text:span text:style-name="T33"><text:tab/><text:tab/></text:span><text:span text:style-name="T48">inicio</text:span><text:span text:style-name="T33"> = System.</text:span><text:span text:style-name="T34">currentTimeMillis</text:span><text:span text:style-name="T33">();</text:span></text:p>
      <text:p text:style-name="P44"><text:span text:style-name="T33"><text:tab/><text:tab/></text:span><text:span text:style-name="T48">A</text:span><text:span text:style-name="T33"> = </text:span><text:span text:style-name="T34">Ordenacao</text:span><text:span text:style-name="T33">(</text:span><text:span text:style-name="T48">A</text:span><text:span text:style-name="T33">);</text:span></text:p>
      <text:p text:style-name="P44"><text:span text:style-name="T33"><text:tab/><text:tab/></text:span><text:span text:style-name="T48">fim</text:span><text:span text:style-name="T33"> = System.</text:span><text:span text:style-name="T34">currentTimeMillis</text:span><text:span text:style-name="T33">();</text:span></text:p>
      <text:p text:style-name="P44"><text:span text:style-name="T33"><text:tab/><text:tab/></text:span><text:span text:style-name="T48">tempo</text:span><text:span text:style-name="T33"> = </text:span><text:span text:style-name="T48">fim</text:span><text:span text:style-name="T33"> - </text:span><text:span text:style-name="T48">inicio</text:span><text:span text:style-name="T33">;</text:span></text:p>
      <text:p text:style-name="P44"><text:span text:style-name="T33"><text:tab/><text:tab/>System.</text:span><text:span text:style-name="T52">out</text:span><text:span text:style-name="T33">.printf(</text:span><text:span text:style-name="T53">"%20d%30.0f\n"</text:span><text:span text:style-name="T33">, </text:span><text:span text:style-name="T48">n</text:span><text:span text:style-name="T33">, </text:span><text:span text:style-name="T48">tempo</text:span><text:span text:style-name="T33">);</text:span></text:p>
      <text:p text:style-name="P51"><text:tab/>}</text:p>
      <text:p text:style-name="P51"><text:tab/></text:p>
      <text:p text:style-name="P44"><text:span text:style-name="T33"><text:tab/></text:span><text:span text:style-name="T43">static</text:span><text:span text:style-name="T33"> </text:span><text:span text:style-name="T43">int</text:span><text:span text:style-name="T33">[] CriaVetorCrescente (</text:span><text:span text:style-name="T43">int</text:span><text:span text:style-name="T33"> </text:span><text:span text:style-name="T48">n</text:span><text:span text:style-name="T33">) {</text:span></text:p>
      <text:p text:style-name="P44"><text:span text:style-name="T33"><text:tab/><text:tab/>Random </text:span><text:span text:style-name="T48">randomGenerator</text:span><text:span text:style-name="T33"> = </text:span><text:span text:style-name="T43">new</text:span><text:span text:style-name="T33"> Random();</text:span></text:p>
      <text:p text:style-name="P44"><text:span text:style-name="T33"><text:tab/><text:tab/></text:span><text:span text:style-name="T43">int</text:span><text:span text:style-name="T33">[] </text:span><text:span text:style-name="T48">A</text:span><text:span text:style-name="T33"> = </text:span><text:span text:style-name="T43">new</text:span><text:span text:style-name="T33"> </text:span><text:span text:style-name="T43">int</text:span><text:span text:style-name="T33">[</text:span><text:span text:style-name="T48">n</text:span><text:span text:style-name="T33">];</text:span></text:p>
      <text:p text:style-name="P44"><text:span text:style-name="T33"><text:tab/><text:tab/></text:span><text:span text:style-name="T43">for</text:span><text:span text:style-name="T33"> (</text:span><text:span text:style-name="T43">int</text:span><text:span text:style-name="T33"> </text:span><text:span text:style-name="T48">i</text:span><text:span text:style-name="T33"> = 1; </text:span><text:span text:style-name="T48">i</text:span><text:span text:style-name="T33"> &lt; </text:span><text:span text:style-name="T48">n</text:span><text:span text:style-name="T33">; </text:span><text:span text:style-name="T48">i</text:span><text:span text:style-name="T33">++) {</text:span></text:p>
      <text:p text:style-name="P44"><text:span text:style-name="T33"><text:tab/><text:tab/><text:tab/></text:span><text:span text:style-name="T48">A</text:span><text:span text:style-name="T33">[</text:span><text:span text:style-name="T48">i</text:span><text:span text:style-name="T33">] = </text:span><text:span text:style-name="T48">A</text:span><text:span text:style-name="T33">[</text:span><text:span text:style-name="T48">i</text:span><text:span text:style-name="T33">-1] + </text:span><text:span text:style-name="T48">randomGenerator</text:span><text:span text:style-name="T33">.nextInt(10);</text:span></text:p>
      <text:p text:style-name="P51"><text:tab/><text:tab/>}</text:p>
      <text:p text:style-name="P44"><text:span text:style-name="T33"><text:tab/><text:tab/></text:span><text:span text:style-name="T43">return</text:span><text:span text:style-name="T33"> </text:span><text:span text:style-name="T48">A</text:span><text:span text:style-name="T33">;</text:span></text:p>
      <text:p text:style-name="P51"><text:tab/>}</text:p>
      <text:p text:style-name="P51"><text:tab/></text:p>
      <text:p text:style-name="P44"><text:span text:style-name="T33"><text:tab/></text:span><text:span text:style-name="T43">static</text:span><text:span text:style-name="T33"> </text:span><text:span text:style-name="T43">int</text:span><text:span text:style-name="T33">[] CriaVetorDecrescente (</text:span><text:span text:style-name="T43">int</text:span><text:span text:style-name="T33"> </text:span><text:span text:style-name="T48">n</text:span><text:span text:style-name="T33">) {</text:span></text:p>
      <text:p text:style-name="P44"><text:span text:style-name="T33"><text:tab/><text:tab/>Random </text:span><text:span text:style-name="T48">randomGenerator</text:span><text:span text:style-name="T33"> = </text:span><text:span text:style-name="T43">new</text:span><text:span text:style-name="T33"> Random();</text:span></text:p>
      <text:p text:style-name="P44"><text:span text:style-name="T33"><text:tab/><text:tab/></text:span><text:span text:style-name="T43">int</text:span><text:span text:style-name="T33">[] </text:span><text:span text:style-name="T48">A</text:span><text:span text:style-name="T33"> = </text:span><text:span text:style-name="T43">new</text:span><text:span text:style-name="T33"> </text:span><text:span text:style-name="T43">int</text:span><text:span text:style-name="T33">[</text:span><text:span text:style-name="T48">n</text:span><text:span text:style-name="T33">];</text:span></text:p>
      <text:p text:style-name="P44"><text:span text:style-name="T33"><text:tab/><text:tab/></text:span><text:span text:style-name="T48">A</text:span><text:span text:style-name="T33">[0] = Integer.</text:span><text:span text:style-name="T52">MAX_VALUE</text:span><text:span text:style-name="T33">;</text:span></text:p>
      <text:p text:style-name="P44"><text:span text:style-name="T33"><text:tab/><text:tab/></text:span><text:span text:style-name="T43">for</text:span><text:span text:style-name="T33"> (</text:span><text:span text:style-name="T43">int</text:span><text:span text:style-name="T33"> </text:span><text:span text:style-name="T48">i</text:span><text:span text:style-name="T33"> = 1; </text:span><text:span text:style-name="T48">i</text:span><text:span text:style-name="T33"> &lt; </text:span><text:span text:style-name="T48">n</text:span><text:span text:style-name="T33">; </text:span><text:span text:style-name="T48">i</text:span><text:span text:style-name="T33">++) {</text:span></text:p>
      <text:p text:style-name="P44"><text:span text:style-name="T33"><text:tab/><text:tab/><text:tab/></text:span><text:span text:style-name="T48">A</text:span><text:span text:style-name="T33">[</text:span><text:span text:style-name="T48">i</text:span><text:span text:style-name="T33">]= </text:span><text:span text:style-name="T48">A</text:span><text:span text:style-name="T33">[</text:span><text:span text:style-name="T48">i</text:span><text:span text:style-name="T33">-1] - </text:span><text:span text:style-name="T48">randomGenerator</text:span><text:span text:style-name="T33">.nextInt(10);</text:span></text:p>
      <text:p text:style-name="P51"><text:tab/><text:tab/>}</text:p>
      <text:p text:style-name="P44"><text:span text:style-name="T33"><text:tab/><text:tab/></text:span><text:span text:style-name="T43">return</text:span><text:span text:style-name="T33"> </text:span><text:span text:style-name="T48">A</text:span><text:span text:style-name="T33">;</text:span></text:p>
      <text:p text:style-name="P51"><text:tab/>}</text:p>
      <text:p text:style-name="P51"><text:tab/></text:p>
      <text:p text:style-name="P44"><text:span text:style-name="T33"><text:tab/></text:span><text:span text:style-name="T43">static</text:span><text:span text:style-name="T33"> </text:span><text:span text:style-name="T43">int</text:span><text:span text:style-name="T33">[] CriaVetorAleatorio (</text:span><text:span text:style-name="T43">int</text:span><text:span text:style-name="T33"> </text:span><text:span text:style-name="T48">n</text:span><text:span text:style-name="T33">) {</text:span></text:p>
      <text:p text:style-name="P44"><text:span text:style-name="T33"><text:tab/><text:tab/>Random </text:span><text:span text:style-name="T48">randomGenerator</text:span><text:span text:style-name="T33"> = </text:span><text:span text:style-name="T43">new</text:span><text:span text:style-name="T33"> Random();</text:span></text:p>
      <text:p text:style-name="P44"><text:span text:style-name="T33"><text:tab/><text:tab/></text:span><text:span text:style-name="T43">int</text:span><text:span text:style-name="T33">[] </text:span><text:span text:style-name="T48">A</text:span><text:span text:style-name="T33"> = </text:span><text:span text:style-name="T43">new</text:span><text:span text:style-name="T33"> </text:span><text:span text:style-name="T43">int</text:span><text:span text:style-name="T33">[</text:span><text:span text:style-name="T48">n</text:span><text:span text:style-name="T33">];</text:span></text:p>
      <text:p text:style-name="P44"><text:span text:style-name="T33"><text:tab/><text:tab/></text:span><text:span text:style-name="T43">for</text:span><text:span text:style-name="T33"> (</text:span><text:span text:style-name="T43">int</text:span><text:span text:style-name="T33"> </text:span><text:span text:style-name="T48">i</text:span><text:span text:style-name="T33"> = 0; </text:span><text:span text:style-name="T48">i</text:span><text:span text:style-name="T33"> &lt; </text:span><text:span text:style-name="T48">n</text:span><text:span text:style-name="T33">; </text:span><text:span text:style-name="T48">i</text:span><text:span text:style-name="T33">++) {</text:span></text:p>
      <text:p text:style-name="P44"><text:span text:style-name="T33"><text:tab/><text:tab/><text:tab/></text:span><text:span text:style-name="T48">A</text:span><text:span text:style-name="T33">[</text:span><text:span text:style-name="T48">i</text:span><text:span text:style-name="T33">] = </text:span><text:span text:style-name="T48">randomGenerator</text:span><text:span text:style-name="T33">.nextInt(Integer.</text:span><text:span text:style-name="T52">MAX_VALUE</text:span><text:span text:style-name="T33">);</text:span></text:p>
      <text:p text:style-name="P51"><text:tab/><text:tab/>}</text:p>
      <text:p text:style-name="P44"><text:span text:style-name="T33"><text:tab/><text:tab/></text:span><text:span text:style-name="T43">return</text:span><text:span text:style-name="T33"> </text:span><text:span text:style-name="T48">A</text:span><text:span text:style-name="T33">;</text:span></text:p>
      <text:p text:style-name="P51"><text:tab/>}</text:p>
      <text:p text:style-name="P51"><text:tab/></text:p>
      <text:p text:style-name="P44"><text:span text:style-name="T33"><text:tab/></text:span><text:span text:style-name="T43">static</text:span><text:span text:style-name="T33"> </text:span><text:span text:style-name="T43">void</text:span><text:span text:style-name="T33"> ImprimeVetor (</text:span><text:span text:style-name="T43">int</text:span><text:span text:style-name="T33">[] </text:span><text:span text:style-name="T48">A</text:span><text:span text:style-name="T33">) {</text:span></text:p>
      <text:p text:style-name="P44"><text:span text:style-name="T33"><text:tab/><text:tab/></text:span><text:span text:style-name="T43">for</text:span><text:span text:style-name="T33"> (</text:span><text:span text:style-name="T43">int</text:span><text:span text:style-name="T33"> </text:span><text:span text:style-name="T48">i</text:span><text:span text:style-name="T33"> = 0; </text:span><text:span text:style-name="T48">i</text:span><text:span text:style-name="T33"> &lt; </text:span><text:span text:style-name="T48">A</text:span><text:span text:style-name="T33">.</text:span><text:span text:style-name="T51">length</text:span><text:span text:style-name="T33">; </text:span><text:span text:style-name="T48">i</text:span><text:span text:style-name="T33">++) {</text:span></text:p>
      <text:p text:style-name="P44"><text:span text:style-name="T33"><text:tab/><text:tab/><text:tab/>System.</text:span><text:span text:style-name="T52">out</text:span><text:span text:style-name="T33">.println(</text:span><text:span text:style-name="T48">A</text:span><text:span text:style-name="T33">[</text:span><text:span text:style-name="T48">i</text:span><text:span text:style-name="T33">]);</text:span></text:p>
      <text:p text:style-name="P51"><text:tab/><text:tab/>}</text:p>
      <text:p text:style-name="P51"><text:tab/>}</text:p>
      <text:p text:style-name="P43"/>
      <text:p text:style-name="P44"><text:span text:style-name="T33"><text:tab/></text:span><text:span text:style-name="T43">static</text:span><text:span text:style-name="T33"> </text:span><text:span text:style-name="T43">int</text:span><text:span text:style-name="T33">[] Ordenacao(</text:span><text:span text:style-name="T43">int</text:span><text:span text:style-name="T33">[] </text:span><text:span text:style-name="T48">A</text:span><text:span text:style-name="T33">) {</text:span></text:p>
      <text:p text:style-name="P44"><text:span text:style-name="T33"><text:tab/><text:tab/></text:span><text:span text:style-name="T43">for</text:span><text:span text:style-name="T33"> (</text:span><text:span text:style-name="T43">int</text:span><text:span text:style-name="T33"> </text:span><text:span text:style-name="T48">j</text:span><text:span text:style-name="T33"> = 1; </text:span><text:span text:style-name="T48">j</text:span><text:span text:style-name="T33"> &lt; </text:span><text:span text:style-name="T48">A</text:span><text:span text:style-name="T33">.</text:span><text:span text:style-name="T51">length</text:span><text:span text:style-name="T33">; </text:span><text:span text:style-name="T48">j</text:span><text:span text:style-name="T33">++) {</text:span></text:p>
      <text:p text:style-name="P44"><text:span text:style-name="T33"><text:tab/><text:tab/><text:tab/></text:span><text:span text:style-name="T43">int</text:span><text:span text:style-name="T33"> </text:span><text:span text:style-name="T48">chave</text:span><text:span text:style-name="T33"> = </text:span><text:span text:style-name="T48">A</text:span><text:span text:style-name="T33">[</text:span><text:span text:style-name="T48">j</text:span><text:span text:style-name="T33">];</text:span></text:p>
      <text:p text:style-name="P44"><text:span text:style-name="T33"><text:tab/><text:tab/><text:tab/></text:span><text:span text:style-name="T43">int</text:span><text:span text:style-name="T33"> </text:span><text:span text:style-name="T48">i</text:span><text:span text:style-name="T33"> = </text:span><text:span text:style-name="T48">j</text:span><text:span text:style-name="T33"> - 1;</text:span></text:p>
      <text:p text:style-name="P44"><text:span text:style-name="T33"><text:tab/><text:tab/><text:tab/></text:span><text:span text:style-name="T43">while</text:span><text:span text:style-name="T33"> (</text:span><text:span text:style-name="T48">i</text:span><text:span text:style-name="T33"> &gt;= 0 &amp;&amp; </text:span><text:span text:style-name="T48">A</text:span><text:span text:style-name="T33">[</text:span><text:span text:style-name="T48">i</text:span><text:span text:style-name="T33">] &gt; </text:span><text:span text:style-name="T48">chave</text:span><text:span text:style-name="T33">) {</text:span></text:p>
      <text:p text:style-name="P44"><text:span text:style-name="T33"><text:tab/><text:tab/><text:tab/><text:tab/></text:span><text:span text:style-name="T48">A</text:span><text:span text:style-name="T33">[</text:span><text:span text:style-name="T48">i</text:span><text:span text:style-name="T33">+1] = </text:span><text:span text:style-name="T48">A</text:span><text:span text:style-name="T33">[</text:span><text:span text:style-name="T48">i</text:span><text:span text:style-name="T33">];</text:span></text:p>
      <text:p text:style-name="P44"><text:span text:style-name="T33"><text:tab/><text:tab/><text:tab/><text:tab/></text:span><text:span text:style-name="T48">i</text:span><text:span text:style-name="T33">--;</text:span></text:p>
      <text:p text:style-name="P51"><text:tab/><text:tab/><text:tab/>}</text:p>
      <text:p text:style-name="P44"><text:span text:style-name="T33"><text:tab/><text:tab/><text:tab/></text:span><text:span text:style-name="T48">A</text:span><text:span text:style-name="T33">[</text:span><text:span text:style-name="T48">i</text:span><text:span text:style-name="T33">+1] = </text:span><text:span text:style-name="T48">chave</text:span><text:span text:style-name="T33">;</text:span></text:p>
      <text:p text:style-name="P51"><text:tab/><text:tab/>}</text:p>
      <text:p text:style-name="P44"><text:span text:style-name="T33"><text:tab/><text:tab/></text:span><text:span text:style-name="T43">return</text:span><text:span text:style-name="T33"> </text:span><text:span text:style-name="T48">A</text:span><text:span text:style-name="T33">;</text:span></text:p>
      <text:p text:style-name="P51"><text:tab/>}</text:p>
      <text:p text:style-name="P43"/>
      <text:p text:style-name="P51">}</text:p>
      <text:p text:style-name="P48"/>
      <text:p text:style-name="P35"><text:span text:style-name="T60">Passo </text:span><text:span text:style-name="T62">2</text:span><text:span text:style-name="T60">:</text:span><text:span text:style-name="T31"> </text:span><text:span text:style-name="T25">Executar o código </text:span><text:span text:style-name="T27">para</text:span><text:span text:style-name="T25"> </text:span><text:span text:style-name="T32">n</text:span><text:span text:style-name="T25"> = 1</text:span><text:span text:style-name="T29">00</text:span><text:span text:style-name="T25">.000.</text:span></text:p>
      <text:p text:style-name="P50"/>
      <text:p text:style-name="P19"><text:span text:style-name="T67">Passo </text:span><text:span text:style-name="T70">3</text:span><text:span text:style-name="T67">:</text:span><text:span text:style-name="T9"> </text:span><text:span text:style-name="T10">Explicar porque o tempo de execução </text:span><text:span text:style-name="T14">é </text:span><text:span text:style-name="T16">tão diferente</text:span><text:span text:style-name="T14">, </text:span><text:span text:style-name="T15">mesmo sabendo que os vetores </text:span><text:span text:style-name="T16">são ordenados pelo mesmo método e </text:span><text:span text:style-name="T15">que possuem o mesmo tamanho</text:span><text:span text:style-name="T10">.</text:span></text:p>
      <text:p text:style-name="P49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09</dc:title>
    <meta:initial-creator>Napoleao Nepomuceno</meta:initial-creator>
    <meta:creation-date>2012-05-19T12:39:15</meta:creation-date>
    <meta:editing-cycles>67</meta:editing-cycles>
    <meta:editing-duration>PT7H22M58S</meta:editing-duration>
    <meta:generator>LibreOffice/4.3.7.2$Windows_x86 LibreOffice_project/8a35821d8636a03b8bf4e15b48f59794652c68ba</meta:generator>
    <dc:date>2017-08-03T14:37:53.205000000</dc:date>
    <meta:document-statistic meta:table-count="0" meta:image-count="0" meta:object-count="0" meta:page-count="3" meta:paragraph-count="186" meta:word-count="931" meta:character-count="6158" meta:non-whitespace-character-count="5083"/>
  </office:meta>
</office:document-meta>
</file>